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text-properties officeooo:rsid="000f1d27" officeooo:paragraph-rsid="000f1d27"/>
    </style:style>
    <style:style style:name="P8" style:family="paragraph" style:parent-style-name="Standard">
      <style:paragraph-properties fo:text-align="center" style:justify-single-word="false"/>
      <style:text-properties officeooo:rsid="000f1d27" officeooo:paragraph-rsid="000f1d27"/>
    </style:style>
    <style:style style:name="P9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0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Heading_20_2">
      <style:text-properties fo:color="#1f4e79"/>
    </style:style>
    <style:style style:name="P12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officeooo:rsid="00123ae3" officeooo:paragraph-rsid="00123ae3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f1d27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23ae3" style:font-weight-asian="bold"/>
    </style:style>
    <style:style style:name="T5" style:family="text">
      <style:text-properties officeooo:rsid="000f1d27"/>
    </style:style>
    <style:style style:name="T6" style:family="text">
      <style:text-properties officeooo:rsid="00123ae3"/>
    </style:style>
    <style:style style:name="T7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1" text:outline-level="2">Lugar de Reunión: Laboratorio <text:span text:style-name="T5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2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9" text:outline-level="3">Nombre</text:h>
          </table:table-cell>
          <table:table-cell table:style-name="Tabla1.A1" table:number-columns-spanned="3" office:value-type="string">
            <text:h text:style-name="P9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2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7">Término del <text:span text:style-name="T6">tercer</text:span> caso de uso: <text:span text:style-name="T6">Registro de cliente</text:span>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2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7">Análisis y diseño de caso de uso <text:span text:style-name="T6">Clientes</text:span>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2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9"/><text:span text:style-name="T6">Avances sobre el caso de uso Registro de Clientes</text:span></text:p>
            <text:p text:style-name="Standard">No se aprueba:</text:p>
            <text:p text:style-name="Standard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2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0" text:outline-level="3">Actividad(es)</text:h>
          </table:table-cell>
          <table:table-cell table:style-name="Tabla1.A1" office:value-type="string">
            <text:h text:style-name="P10" text:outline-level="3">Fecha Comprometida</text:h>
          </table:table-cell>
          <table:table-cell table:style-name="Tabla1.A1" office:value-type="string">
            <text:h text:style-name="P10" text:outline-level="3">Responsable(s)</text:h>
          </table:table-cell>
          <table:table-cell table:style-name="Tabla1.A1" office:value-type="string">
            <text:h text:style-name="P10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3">Finalización documentacion <text:s/>Clientes</text:p>
          </table:table-cell>
          <table:table-cell table:style-name="Tabla1.A1" office:value-type="string">
            <text:p text:style-name="P4"><text:span text:style-name="T5">14</text:span>/1<text:span text:style-name="T6">1</text:span>/2018</text:p>
          </table:table-cell>
          <table:table-cell table:style-name="Tabla1.A1" office:value-type="string">
            <text:p text:style-name="P8"><text:bookmark text:name="_GoBack"/>Marcelo y Rodrigo</text:p>
          </table:table-cell>
          <table:table-cell table:style-name="Tabla1.A1" office:value-type="string">
            <text:p text:style-name="P4"/>
          </table:table-cell>
        </table:table-row>
        <table:table-row table:style-name="Tabla1.20">
          <table:table-cell table:style-name="Tabla1.A1" office:value-type="string">
            <text:p text:style-name="P8">I<text:span text:style-name="T6">nterfaz Clientes</text:span></text:p>
          </table:table-cell>
          <table:table-cell table:style-name="Tabla1.A1" office:value-type="string">
            <text:p text:style-name="P6"><text:span text:style-name="T5">14</text:span>/1<text:span text:style-name="T6">1/</text:span>2018</text:p>
          </table:table-cell>
          <table:table-cell table:style-name="Tabla1.A1" office:value-type="string">
            <text:p text:style-name="P6">René <text:span text:style-name="T6">y Luis</text:span></text:p>
          </table:table-cell>
          <table:table-cell table:style-name="Tabla1.A1" office:value-type="string">
            <text:p text:style-name="P4"/>
          </table:table-cell>
        </table:table-row>
        <table:table-row table:style-name="Tabla1.2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4"/>
          </table:table-cell>
        </table:table-row>
      </table:table>
      <text:h text:style-name="P11" text:outline-level="2"><text:soft-page-break/>Fecha de próxima reunión</text:h>
      <text:p text:style-name="Standard"><text:span text:style-name="T6">Miercoles</text:span> <text:span text:style-name="T5">14</text:span> de Octubre del 2018 <text:s/>en Sala <text:span text:style-name="T6">Llancauhe</text:span> a las 0<text:span text:style-name="T6">9</text:span>:<text:span text:style-name="T6">5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0f1d27" style:font-weight-asian="bold"/>
    </style:style>
    <style:style style:name="MT3" style:family="text">
      <style:text-properties fo:color="#000000" fo:font-weight="bold" officeooo:rsid="00123ae3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</text:span><text:span text:style-name="MT3">4</text:span><text:span text:style-name="MT1">/</text:span><text:span text:style-name="MT4">1</text:span><text:span text:style-name="MT3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0</meta:editing-cycles>
    <meta:creation-date>2018-10-06T11:07:00</meta:creation-date>
    <dc:date>2018-11-16T00:49:56.653492294</dc:date>
    <meta:editing-duration>PT1H8M26S</meta:editing-duration>
    <meta:generator>LibreOffice/6.0.3.2$Linux_X86_64 LibreOffice_project/00m0$Build-2</meta:generator>
    <meta:document-statistic meta:table-count="1" meta:image-count="0" meta:object-count="0" meta:page-count="2" meta:paragraph-count="41" meta:word-count="116" meta:character-count="794" meta:non-whitespace-character-count="702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